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19d63"/>
    </style:style>
    <style:style style:name="P3" style:family="paragraph" style:parent-style-name="Standard">
      <style:paragraph-properties fo:text-align="justify" style:justify-single-word="false"/>
      <style:text-properties officeooo:paragraph-rsid="00277bc4"/>
    </style:style>
    <style:style style:name="P4" style:family="paragraph" style:parent-style-name="Standard">
      <style:paragraph-properties fo:text-align="justify" style:justify-single-word="false"/>
      <style:text-properties officeooo:paragraph-rsid="002ac4f0"/>
    </style:style>
    <style:style style:name="P5" style:family="paragraph" style:parent-style-name="Standard">
      <style:paragraph-properties fo:text-align="justify" style:justify-single-word="false"/>
      <style:text-properties officeooo:paragraph-rsid="002c908a"/>
    </style:style>
    <style:style style:name="P6" style:family="paragraph" style:parent-style-name="Standard">
      <style:paragraph-properties fo:text-align="justify" style:justify-single-word="false"/>
      <style:text-properties officeooo:paragraph-rsid="002d3794"/>
    </style:style>
    <style:style style:name="P7" style:family="paragraph" style:parent-style-name="Standard">
      <style:paragraph-properties fo:text-align="center" style:justify-single-word="false"/>
      <style:text-properties officeooo:rsid="000160e4" officeooo:paragraph-rsid="001e8a4c"/>
    </style:style>
    <style:style style:name="P8" style:family="paragraph" style:parent-style-name="Standard">
      <style:paragraph-properties fo:text-align="justify" style:justify-single-word="false"/>
      <style:text-properties officeooo:rsid="000160e4" officeooo:paragraph-rsid="002d3794"/>
    </style:style>
    <style:style style:name="P9" style:family="paragraph" style:parent-style-name="Standard">
      <style:paragraph-properties fo:text-align="justify" style:justify-single-word="false"/>
      <style:text-properties officeooo:rsid="001e8a4c"/>
    </style:style>
    <style:style style:name="P10" style:family="paragraph" style:parent-style-name="Standard">
      <style:paragraph-properties fo:text-align="justify" style:justify-single-word="false"/>
      <style:text-properties officeooo:rsid="001e8a4c" officeooo:paragraph-rsid="001e8a4c"/>
    </style:style>
    <style:style style:name="P11" style:family="paragraph" style:parent-style-name="Standard">
      <style:paragraph-properties fo:text-align="justify" style:justify-single-word="false"/>
      <style:text-properties officeooo:rsid="00277bc4" officeooo:paragraph-rsid="00277bc4"/>
    </style:style>
    <style:style style:name="P12" style:family="paragraph" style:parent-style-name="Standard">
      <style:paragraph-properties fo:text-align="justify" style:justify-single-word="false"/>
      <style:text-properties officeooo:rsid="00277bc4" officeooo:paragraph-rsid="002ac4f0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fo:language="zxx" fo:country="none" fo:font-weight="bold" officeooo:rsid="00277bc4" officeooo:paragraph-rsid="00277bc4" style:font-size-asian="10pt" style:language-asian="zxx" style:country-asian="none" style:font-weight-asian="bold" style:font-name-complex="Courier New1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font-weight="normal" officeooo:paragraph-rsid="002d379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160e4" officeooo:paragraph-rsid="002d379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2d3794" officeooo:paragraph-rsid="002d3794"/>
    </style:style>
    <style:style style:name="P17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346d89"/>
    </style:style>
    <style:style style:name="P1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ourier New" fo:font-size="10pt" fo:font-weight="bold" style:font-size-asian="10pt" style:font-weight-asian="bold" style:font-name-complex="Courier New1"/>
    </style:style>
    <style:style style:name="P2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ourier New" fo:font-size="10pt" fo:font-weight="bold" officeooo:paragraph-rsid="002d3794" style:font-size-asian="10pt" style:font-weight-asian="bold" style:font-name-complex="Courier New1"/>
    </style:style>
    <style:style style:name="P2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background-color="#ffff00"/>
    </style:style>
    <style:style style:name="P2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205b28" fo:background-color="#ffff00"/>
    </style:style>
    <style:style style:name="P24" style:family="paragraph" style:parent-style-name="Standard">
      <style:paragraph-properties fo:margin-left="1.249cm" fo:margin-right="0cm" fo:margin-top="0cm" fo:margin-bottom="0.081cm" loext:contextual-spacing="false" fo:text-align="justify" style:justify-single-word="false" fo:text-indent="0cm" style:auto-text-indent="false"/>
    </style:style>
    <style:style style:name="P25" style:family="paragraph" style:parent-style-name="Standard">
      <style:paragraph-properties fo:margin-left="1.249cm" fo:margin-right="0cm" fo:margin-top="0cm" fo:margin-bottom="0.081cm" loext:contextual-spacing="false" fo:text-align="justify" style:justify-single-word="false" fo:text-indent="0cm" style:auto-text-indent="false"/>
      <style:text-properties officeooo:paragraph-rsid="002c908a"/>
    </style:style>
    <style:style style:name="P26" style:family="paragraph" style:parent-style-name="Standard">
      <style:paragraph-properties fo:margin-left="1.249cm" fo:margin-right="0cm" fo:margin-top="0cm" fo:margin-bottom="0.081cm" loext:contextual-spacing="false" fo:text-align="justify" style:justify-single-word="false" fo:text-indent="0cm" style:auto-text-indent="false"/>
      <style:text-properties officeooo:rsid="002c908a" officeooo:paragraph-rsid="002c908a"/>
    </style:style>
    <style:style style:name="P27" style:family="paragraph" style:parent-style-name="Standard">
      <style:paragraph-properties fo:margin-left="1.249cm" fo:margin-right="0cm" fo:margin-top="0cm" fo:margin-bottom="0.081cm" loext:contextual-spacing="false" fo:text-align="justify" style:justify-single-word="false" fo:text-indent="0cm" style:auto-text-indent="false"/>
      <style:text-properties officeooo:rsid="00277bc4" officeooo:paragraph-rsid="002c908a"/>
    </style:style>
    <style:style style:name="P28" style:family="paragraph" style:parent-style-name="Standard">
      <style:paragraph-properties fo:margin-left="1.249cm" fo:margin-right="0cm" fo:margin-top="0cm" fo:margin-bottom="0.081cm" loext:contextual-spacing="false" fo:text-align="justify" style:justify-single-word="false" fo:text-indent="0cm" style:auto-text-indent="false"/>
      <style:text-properties fo:font-weight="normal" officeooo:rsid="00205b28" officeooo:paragraph-rsid="00205b28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officeooo:rsid="0023d101" officeooo:paragraph-rsid="0023d101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d3794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ac4f0" officeooo:paragraph-rsid="002ac4f0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ac4f0" officeooo:paragraph-rsid="002d3794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277bc4" officeooo:paragraph-rsid="002d3794" style:font-weight-asian="bold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officeooo:rsid="000160e4" officeooo:paragraph-rsid="001e8a4c"/>
    </style:style>
    <style:style style:name="P3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277bc4" officeooo:paragraph-rsid="00277bc4" fo:background-color="#ffff00"/>
    </style:style>
    <style:style style:name="P39" style:family="paragraph">
      <style:paragraph-properties fo:text-align="center"/>
    </style:style>
    <style:style style:name="T1" style:family="text">
      <style:text-properties style:font-name="Courier New" fo:font-size="10pt" fo:font-weight="bold" style:font-size-asian="10pt" style:font-weight-asian="bold" style:font-name-complex="Courier New1"/>
    </style:style>
    <style:style style:name="T2" style:family="text">
      <style:text-properties style:font-name="Courier New" fo:font-size="10pt" fo:font-weight="bold" officeooo:rsid="002c908a" style:font-size-asian="10pt" style:font-weight-asian="bold" style:font-name-complex="Courier New1"/>
    </style:style>
    <style:style style:name="T3" style:family="text">
      <style:text-properties style:font-name="Courier New" fo:font-size="10pt" fo:language="zxx" fo:country="none" fo:font-weight="bold" officeooo:rsid="002c908a" style:font-size-asian="10pt" style:language-asian="zxx" style:country-asian="none" style:font-weight-asian="bold" style:font-name-complex="Courier New1" style:language-complex="zxx" style:country-complex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e89a" style:font-weight-asian="bold" style:font-weight-complex="bold"/>
    </style:style>
    <style:style style:name="T6" style:family="text">
      <style:text-properties fo:font-weight="bold" officeooo:rsid="00205b28" style:font-weight-asian="bold" style:font-weight-complex="bold"/>
    </style:style>
    <style:style style:name="T7" style:family="text">
      <style:text-properties fo:font-weight="bold" officeooo:rsid="002ac4f0" style:font-weight-asian="bold" style:font-weight-complex="bold"/>
    </style:style>
    <style:style style:name="T8" style:family="text">
      <style:text-properties fo:font-weight="bold" officeooo:rsid="002d3794" style:font-weight-asian="bold" style:font-weight-complex="bold"/>
    </style:style>
    <style:style style:name="T9" style:family="text">
      <style:text-properties officeooo:rsid="0017e89a"/>
    </style:style>
    <style:style style:name="T10" style:family="text">
      <style:text-properties officeooo:rsid="0003db25"/>
    </style:style>
    <style:style style:name="T11" style:family="text">
      <style:text-properties officeooo:rsid="001e8a4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5b28" style:font-weight-asian="normal" style:font-weight-complex="normal"/>
    </style:style>
    <style:style style:name="T14" style:family="text">
      <style:text-properties fo:font-weight="normal" officeooo:rsid="00219d63" style:font-weight-asian="normal" style:font-weight-complex="normal"/>
    </style:style>
    <style:style style:name="T15" style:family="text">
      <style:text-properties officeooo:rsid="00219d63"/>
    </style:style>
    <style:style style:name="T16" style:family="text">
      <style:text-properties officeooo:rsid="00248de8"/>
    </style:style>
    <style:style style:name="T17" style:family="text">
      <style:text-properties officeooo:rsid="002745a5"/>
    </style:style>
    <style:style style:name="T18" style:family="text">
      <style:text-properties officeooo:rsid="0027f210"/>
    </style:style>
    <style:style style:name="T19" style:family="text">
      <style:text-properties officeooo:rsid="002ac4f0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zxx" fo:country="none" officeooo:rsid="002c908a" style:language-asian="zxx" style:country-asian="none" style:language-complex="zxx" style:country-complex="none"/>
    </style:style>
    <style:style style:name="T22" style:family="text">
      <style:text-properties officeooo:rsid="002c908a"/>
    </style:style>
    <style:style style:name="T23" style:family="text">
      <style:text-properties officeooo:rsid="00059bca"/>
    </style:style>
    <style:style style:name="T24" style:family="text">
      <style:text-properties officeooo:rsid="00078b3a"/>
    </style:style>
    <style:style style:name="T25" style:family="text">
      <style:text-properties officeooo:rsid="002d3794"/>
    </style:style>
    <style:style style:name="T26" style:family="text">
      <style:text-properties fo:font-style="italic" officeooo:rsid="002d3794" style:font-style-asian="italic" style:font-style-complex="italic"/>
    </style:style>
    <style:style style:name="T27" style:family="text">
      <style:text-properties officeooo:rsid="002f15ed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219d63" fo:background-color="#ffff00" loext:char-shading-value="0"/>
    </style:style>
    <style:style style:name="T30" style:family="text">
      <style:text-properties officeooo:rsid="002745a5" fo:background-color="#ffff00" loext:char-shading-value="0"/>
    </style:style>
    <style:style style:name="T31" style:family="text">
      <style:text-properties officeooo:rsid="002745a5" fo:background-color="#ffff00" loext:char-shading-value="0"/>
    </style:style>
    <style:style style:name="T32" style:family="text">
      <style:text-properties fo:background-color="#ffff00" loext:char-shading-value="0"/>
    </style:style>
    <style:style style:name="gr1" style:family="graphic">
      <style:graphic-properties draw:textarea-horizontal-align="center" draw:textarea-vertical-align="middle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Informática I R1093</text:p>
      <text:p text:style-name="P7">Trabajo Práctico <text:span text:style-name="T10">de Clase</text:span> N°<text:span text:style-name="T11">5 – memoria dinámica </text:span></text:p>
      <text:p text:style-name="P7"><draw:line text:anchor-type="paragraph" draw:z-index="0" draw:name="Shape1" draw:style-name="gr1" draw:text-style-name="P39" svg:x1="-0.025cm" svg:y1="0.28cm" svg:x2="17.018cm" svg:y2="0.229cm"><text:p/></draw:line></text:p>
      <text:p text:style-name="P8">Reali<text:span text:style-name="T23">ce</text:span> un archivo “.c” <text:span text:style-name="T25">por cada punto</text:span>, <text:span text:style-name="T25">en donde se incluyan</text:span> las funciones <text:span text:style-name="T23">que se detallan más abajo. Éstas</text:span> deben estar correct<text:span text:style-name="T23">amente </text:span>documentadas, <text:span text:style-name="T24">indicando los parámetros que recibe, que devuelve y características particulares si correspondiese – se recomienda utilizar Doxygen para realizar esta documentación.</text:span></text:p>
      <text:p text:style-name="P16">En los puntos que se solicite varias versiones de una misma función, agregar un sufijo al final del nombre de la función.</text:p>
      <text:p text:style-name="P15">En paralelo, realice otros programas (otros archivos “.c”) que utilicen estas funciones a modo de prueba y corrobore su correcto funcionamiento.</text:p>
      <text:p text:style-name="P14"/>
      <text:p text:style-name="P6"><text:span text:style-name="T5">1.-</text:span><text:span text:style-name="T9"> R</text:span>ealizar una función <text:span text:style-name="T15">que </text:span>adquiera una cierta cantidad de memoria dinámica y la <text:span text:style-name="T11">complete</text:span> totalmente <text:span text:style-name="T11">(a nivel de bytes) </text:span>con un valor recibido.</text:p>
      <text:p text:style-name="P10">El prototipo de la función es:</text:p>
      <text:p text:style-name="P21">void* memo_fill (int sz, u8_t data)</text:p>
      <text:p text:style-name="P1">en donde:</text:p>
      <text:p text:style-name="P24"><text:span text:style-name="T1">sz</text:span>: es la cantidad de bytes a adquirir</text:p>
      <text:p text:style-name="P24"><text:span text:style-name="T1">data</text:span>: es el valor a escribir en todos los bytes de la memoria adquirida</text:p>
      <text:p text:style-name="P1">Si la función tiene éxito devolverá la dirección de la memoria <text:span text:style-name="T15">completada</text:span>. Caso contrario devolverá NULL.</text:p>
      <text:p text:style-name="P9">Realizar este proceso mediante:</text:p>
      <text:p text:style-name="P22"><text:span text:style-name="T4">1.a.- <text:s/></text:span>un ciclo iterativo (for/while/do-while).</text:p>
      <text:p text:style-name="P23"><text:span text:style-name="T4">1.b.- <text:s/></text:span>la función memset</text:p>
      <text:p text:style-name="P23"><text:span text:style-name="T4">1.</text:span><text:span text:style-name="T6">c</text:span><text:span text:style-name="T4">.-</text:span><text:span text:style-name="T12"> <text:s/></text:span><text:span text:style-name="T13">realizar una aplicación que:</text:span></text:p>
      <text:p text:style-name="P28">- <text:span text:style-name="T28">Verifique en forma sencilla que se haya escrito la memoria reservada.</text:span></text:p>
      <text:p text:style-name="P28">- <text:span text:style-name="T28">Evalúe, utilizando las funciones/macros presentes en tpc5_soporte.h/.c, la eficiencia (tiempo) de ambas funciones.</text:span></text:p>
      <text:p text:style-name="P17"/>
      <text:p text:style-name="P37"/>
      <text:p text:style-name="P37"/>
      <text:p text:style-name="P37"/>
      <text:p text:style-name="P37"/>
      <text:p text:style-name="P37"/>
      <text:p text:style-name="P1"><text:soft-page-break/><text:span text:style-name="T4">2.- </text:span><text:span text:style-name="T14">R</text:span>ealizar una función <text:span text:style-name="T15">que </text:span>adquiera una cierta cantidad de memoria dinámica y la complete con una trama recibida cuidando escribir toda la memoria y no pasarse.</text:p>
      <text:p text:style-name="P20">void* memo_fillx (int sz, u8_t *data, int nn)</text:p>
      <text:p text:style-name="P1">en donde:</text:p>
      <text:p text:style-name="P24"><text:span text:style-name="T1">sz</text:span>: es la cantidad de bytes a adquirir</text:p>
      <text:p text:style-name="P24"><text:span text:style-name="T1">data</text:span>: es la trama a escribir en todos los bytes de la memoria adquirida</text:p>
      <text:p text:style-name="P24"><text:span text:style-name="T1">nn</text:span>: tamaño en bytes de la trama data</text:p>
      <text:p text:style-name="P1"/>
      <text:p text:style-name="P2">Si la función tiene éxito devolverá la dirección de la memoria <text:span text:style-name="T15">completada</text:span>. Caso contrario devolverá NULL.</text:p>
      <text:p text:style-name="P1">Hacer la escritura de la memoria usando:</text:p>
      <text:p text:style-name="P17"><text:span text:style-name="T4">2.a.-</text:span> <text:s/><text:span text:style-name="T28">con un ciclo iterativo byte a byte.</text:span></text:p>
      <text:p text:style-name="P18"><text:span text:style-name="T4">2.b.-</text:span> <text:s/>iterativamente con la función memcpy</text:p>
      <text:p text:style-name="P19"><text:span text:style-name="T4">2.c.–</text:span> <text:span text:style-name="T29">al igual que en el el punto anterior hacer una aplicación que analice que los datos se hayan escrito en forma correcta y haga un análisis de eficiencia (probar con diferentes tamaños de buffers)</text:span></text:p>
      <text:p text:style-name="P30"><text:span text:style-name="T4">Nota: </text:span>utilizar un buffer con una secuencia que facilite el análisis durante la comprobación.</text:p>
      <text:p text:style-name="P29"/>
      <text:p text:style-name="P1"><text:span text:style-name="T4">3.-</text:span> modificar la función anterior para que devuelva 1 si la adquisición de memoria fue correcta y 0 en caso contrario</text:p>
      <text:p text:style-name="P20">int memo_fillz ( completar acorde a lo solicitado </text:p>
      <text:p text:style-name="P1"><text:span text:style-name="T4">Nota:</text:span> <text:span text:style-name="T16">No olvidar que se debe liberar la memoria</text:span> </text:p>
      <text:p text:style-name="P1"/>
      <text:p text:style-name="P3"><text:bookmark text:name="_GoBack"/><text:span text:style-name="T4">4.-</text:span> <text:span text:style-name="T32">Realizar una función que </text:span><text:span text:style-name="T31">vaya concatenando en memoria dinámica los textos recibidos una atrás del otro y devuelva la dirección de inicio del texto completo. Colocar un espacio entre textos. </text:span></text:p>
      <text:p text:style-name="P38">En caso de no alcanzar la memoria reservada para esta tarea, se deberá realizar una nueva reserva de memoria para que almacene toda la información.</text:p>
      <text:p text:style-name="P38">Para hacer más eficiente el sistema, cada vez que se solicita memoria, se recomienda pedir un plus de bytes adicionales.</text:p>
      <text:p text:style-name="P13"><text:tab/>char * memo_text (char * sx, <text:span text:style-name="T22">int *xx, </text:span>char *stext);</text:p>
      <text:p text:style-name="P5">en donde:</text:p>
      <text:p text:style-name="P25"><text:span text:style-name="T1">s</text:span><text:span text:style-name="T2">x</text:span>: es la <text:span text:style-name="T22">dirección de la memoria reservada</text:span></text:p>
      <text:p text:style-name="P26"><text:span text:style-name="T1">xx: </text:span>cantidad de bytes reservados hasta el momento.</text:p>
      <text:p text:style-name="P27"><text:soft-page-break/><text:span text:style-name="T3">stext</text:span><text:span text:style-name="T20">: e</text:span><text:span text:style-name="T21">l texto a concatenar</text:span></text:p>
      <text:p text:style-name="P11">En caso de error en la solicitud de memoria, <text:span text:style-name="T18">deberá devolver el valor de memoria anterior (¿que faltaría para facilitar la detección de un error?).</text:span></text:p>
      <text:p text:style-name="P16">En<text:span text:style-name="T13"> tpc5_soporte.h/.c, </text:span><text:span text:style-name="T12">encontrará un array de textos que ayudará a probar la función desarrollada. </text:span></text:p>
      <text:p text:style-name="P11"><text:span text:style-name="T4">Nota:</text:span> la función debe poder discernir si existe o no memoria dinámica en uso.</text:p>
      <text:p text:style-name="P31"/>
      <text:p text:style-name="P4"><text:span text:style-name="T7">5</text:span><text:span text:style-name="T4">.-</text:span> <text:span text:style-name="T19">Modificar el punto anterior para no tener que pasar la dirección del buffer dinámico, ni la cantidad . </text:span></text:p>
      <text:p text:style-name="P12"><text:span text:style-name="T4">Nota</text:span><text:span text:style-name="T7">1</text:span><text:span text:style-name="T4">:</text:span> <text:span text:style-name="T19">considerar el modificador static</text:span>.</text:p>
      <text:p text:style-name="P12"><text:span text:style-name="T4">Nota</text:span><text:span text:style-name="T7">2</text:span><text:span text:style-name="T4">:</text:span> <text:span text:style-name="T19">tener en cuenta que se debe poder liberar la memoria</text:span>.</text:p>
      <text:p text:style-name="P33"/>
      <text:p text:style-name="P34">Consultas: </text:p>
      <text:p text:style-name="P34">- cuales son las ventajas y limitaciones de esta última función respecto a la anterior?</text:p>
      <text:p text:style-name="P32">- <text:span text:style-name="T27">como haría para eliminar o minimizar estas limitaciones.</text:span></text:p>
      <text:p text:style-name="P32"/>
      <text:p text:style-name="P6"><text:span text:style-name="T8">6</text:span><text:span text:style-name="T4">.-</text:span> <text:span text:style-name="T25">Modificar el punto anterior de manera de eliminar estas limitaciones. (</text:span><text:span text:style-name="T26">Solicitar ayuda al equipo docente</text:span><text:span text:style-name="T25">). 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249cm" fo:margin-right="1.7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andrut</meta:initial-creator>
    <meta:editing-cycles>15</meta:editing-cycles>
    <meta:creation-date>2018-08-10T23:16:00</meta:creation-date>
    <dc:date>2018-08-22T15:09:24.085296004</dc:date>
    <meta:editing-duration>P2DT8H7M37S</meta:editing-duration>
    <meta:generator>LibreOffice/5.1.6.2$Linux_X86_64 LibreOffice_project/10m0$Build-2</meta:generator>
    <meta:document-statistic meta:table-count="0" meta:image-count="0" meta:object-count="0" meta:page-count="3" meta:paragraph-count="51" meta:word-count="645" meta:character-count="3939" meta:non-whitespace-character-count="33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